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diResumeTableau" style:family="table">
      <style:table-properties style:width="16.999cm" table:align="margins"/>
    </style:style>
    <style:style style:name="AdiResumeTableau.A" style:family="table-column">
      <style:table-column-properties style:column-width="13.94cm" style:rel-column-width="53743*"/>
    </style:style>
    <style:style style:name="AdiResumeTableau.B" style:family="table-column">
      <style:table-column-properties style:column-width="1.058cm" style:rel-column-width="4080*"/>
    </style:style>
    <style:style style:name="AdiResumeTableau.C" style:family="table-column">
      <style:table-column-properties style:column-width="2cm" style:rel-column-width="7712*"/>
    </style:style>
    <style:style style:name="AdiResumeTableau.A1" style:family="table-cell">
      <style:table-cell-properties fo:padding="0.049cm" fo:border="none"/>
    </style:style>
    <style:style style:name="AdiResumeTableau.C1" style:family="table-cell">
      <style:table-cell-properties fo:padding="0.049cm" fo:border="0.088cm solid #b3b3b3"/>
    </style:style>
    <style:style style:name="P1" style:family="paragraph" style:parent-style-name="Standard">
      <style:text-properties fo:color="#000000" style:font-name="Arial1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Table_20_Contents_20_right">
      <style:paragraph-properties fo:margin-left="0cm" fo:margin-right="0.15cm" fo:text-indent="0cm" style:auto-text-indent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AdiResumeTableau" table:style-name="AdiResumeTableau">
        <table:table-column table:style-name="AdiResumeTableau.A"/>
        <table:table-column table:style-name="AdiResumeTableau.B"/>
        <table:table-column table:style-name="AdiResumeTableau.C"/>
        <table:table-row>
          <table:table-cell table:style-name="AdiResumeTableau.A1" office:value-type="string">
            <text:p text:style-name="Table_20_Contents_20_left">%=adi_info_resu=%</text:p>
          </table:table-cell>
          <table:table-cell table:style-name="AdiResumeTableau.A1" office:value-type="string">
            <text:p text:style-name="Table_20_Contents_20_left">%=adi_info_chf=%</text:p>
          </table:table-cell>
          <table:table-cell table:style-name="AdiResumeTableau.C1" office:value-type="string">
            <text:p text:style-name="P3">%=adi_info_mont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09-20T09:26:08</dc:date>
    <meta:editing-cycles>105</meta:editing-cycles>
    <meta:editing-duration>PT4H55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9" meta:character-count="50"/>
  </office:meta>
</office:document-meta>
</file>